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WM(CMD 'insertFrag' FRAG_ID 'test_a')"/><text:s/>Wird aus Testfragment_b.odt referenziert: <text:bookmark text:name="WM(CMD 'insertFrag' FRAG_ID 'test_a')1"/><text:s/>und noch am Schluss:<text:bookmark text:name="WM(CMD 'insertFrag' FRAG_ID 'test_a')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0-14T10:58:53</meta:creation-date>
    <dc:creator>Christoph Lutz</dc:creator>
    <dc:date>2005-10-18T13:20:30</dc:date>
    <dc:language>de-DE</dc:language>
    <meta:editing-cycles>9</meta:editing-cycles>
    <meta:editing-duration>PT6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9" meta:character-count="64"/>
  </office:meta>
</office:document-meta>
</file>